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BM Plex Sans" svg:font-family="'IBM Plex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3.242cm" fo:min-width="19.09cm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2.83cm" fo:min-width="19.09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338cm" fo:min-width="17.915cm"/>
    </style:style>
    <style:style style:name="gr4" style:family="graphic" style:parent-style-name="standard">
      <style:graphic-properties draw:fill-color="#ff7b59" draw:textarea-horizontal-align="justify" draw:textarea-vertical-align="middle" draw:auto-grow-height="false" fo:min-height="0.385cm" fo:min-width="2.675cm"/>
      <style:paragraph-properties style:writing-mode="lr-tb"/>
    </style:style>
    <style:style style:name="gr5" style:family="graphic" style:parent-style-name="standard">
      <style:graphic-properties draw:fill-color="#158466" draw:textarea-horizontal-align="justify" draw:textarea-vertical-align="middle" draw:auto-grow-height="false" fo:min-height="3.878cm" fo:min-width="17.915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3.878cm" fo:min-width="17.915cm"/>
      <style:paragraph-properties style:writing-mode="lr-tb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3.878cm" fo:min-width="17.91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3faf46" draw:textarea-horizontal-align="justify" draw:textarea-vertical-align="middle" draw:auto-grow-height="false" fo:min-height="0.385cm" fo:min-width="1.405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0.703cm" fo:min-width="2.6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7b5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-color="#d4ea6b"/>
      <style:paragraph-properties fo:text-align="center"/>
    </style:style>
    <style:style style:name="P9" style:family="paragraph">
      <loext:graphic-properties draw:fill-color="#ff860d"/>
      <style:paragraph-properties fo:text-align="center"/>
    </style:style>
    <style:style style:name="P10" style:family="paragraph">
      <loext:graphic-properties draw:fill-color="#3faf46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bf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3.492cm" svg:x="1cm" svg:y="1cm">
          <text:p text:style-name="P1">Title<text:tab/><text:tab/><text:tab/><text:tab/><text:tab/><text:tab/><text:tab/><text:tab/><text:span text:style-name="T1">store</text:span><text:span text:style-name="T1"><text:tab/></text:span><text:span text:style-name="T1">shopping</text:span><text:span text:style-name="T1"><text:tab/></text:span><text:span text:style-name="T1">cartlogin</text:span><text:span text:style-name="T1"><text:tab/></text:span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9cm" svg:height="3.08cm" svg:x="1cm" svg:y="23.86cm">
          <text:p text:style-name="P1">Foot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415cm" svg:height="1.588cm" svg:x="1.635cm" svg:y="5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0.635cm" svg:x="1.952cm" svg:y="5.762cm">
          <text:p text:style-name="P5"><text:span text:style-name="T1">Crear Report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415cm" svg:height="4.128cm" svg:x="1.635cm" svg:y="7.667cm">
          <text:p text:style-name="P5">Table 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8.415cm" svg:height="4.128cm" svg:x="1.635cm" svg:y="12.747cm">
          <text:p text:style-name="P5">Table 2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8.415cm" svg:height="4.128cm" svg:x="1.635cm" svg:y="17.827cm">
          <text:p text:style-name="P5">Table 3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18cm" svg:height="0.317cm" svg:x="11.47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8cm" svg:height="0.317cm" svg:x="13.38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8cm" svg:height="0.317cm" svg:x="15.92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905cm" svg:height="0.635cm" svg:x="10.525cm" svg:y="5.127cm">
          <text:p text:style-name="P5"><text:span text:style-name="T1">Tabla 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635cm" svg:x="12.747cm" svg:y="5.127cm">
          <text:p text:style-name="P5"><text:span text:style-name="T1">Tabla 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0.635cm" svg:x="14.97cm" svg:y="5.127cm">
          <text:p text:style-name="P5"><text:span text:style-name="T1">Tabla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175cm" svg:height="0.953cm" svg:x="16.875cm" svg:y="22.589cm">
          <text:p text:style-name="P5"><text:span text:style-name="T1">Guard</text:span><text:span text:style-name="T1">ar PD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BM Plex Sans" svg:font-family="'IBM Plex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IBM Plex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BM Plex Sans" style:font-family-asian="'IBM Plex Sans'" style:font-family-generic-asian="system" style:font-pitch-asian="variable" style:font-size-asian="18pt" style:font-style-asian="normal" style:font-weight-asian="normal" style:font-name-complex="IBM Plex Sans" style:font-family-complex="'IBM Plex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8T18:47:22.959903910</meta:creation-date>
    <dc:date>2022-01-11T16:23:36.500617939</dc:date>
    <meta:editing-duration>PT7H24M21S</meta:editing-duration>
    <meta:editing-cycles>4</meta:editing-cycles>
    <meta:generator>LibreOffice/7.2.0.4$Linux_X86_64 LibreOffice_project/20$Build-4</meta:generator>
    <meta:document-statistic meta:object-count="14"/>
  </office:meta>
</office:document-meta>
</file>